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10" svg:font-family="'LM Roman 10'"/>
    <style:font-face style:name="DejaVu Sans Light" svg:font-family="'DejaVu Sans Light'" style:font-family-generic="swiss"/>
    <style:font-face style:name="Liberation Sans1" svg:font-family="'Liberation Sans'" style:font-family-generic="swiss"/>
    <style:font-face style:name="LM Roman 101" svg:font-family="'LM Roman 10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1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6.862cm" fo:min-width="24.392cm"/>
    </style:style>
    <style:style style:name="gr2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3.306cm" fo:min-width="24.392cm"/>
    </style:style>
    <style:style style:name="gr3" style:family="graphic" style:parent-style-name="standard">
      <style:graphic-properties svg:stroke-color="#000000" draw:fill-color="#ffffff" draw:opacity="38%" draw:textarea-horizontal-align="justify" draw:textarea-vertical-align="middle" draw:auto-grow-height="false" fo:min-height="3.814cm" fo:min-width="0.643cm"/>
    </style:style>
    <style:style style:name="gr4" style:family="graphic" style:parent-style-name="objectwithoutfill">
      <style:graphic-properties draw:marker-end="" draw:marker-end-width="0.3cm" draw:fill="none" draw:textarea-vertical-align="middle"/>
    </style:style>
    <style:style style:name="gr5" style:family="graphic" style:parent-style-name="objectwithoutfill">
      <style:graphic-properties svg:stroke-width="0.053cm" svg:stroke-color="#0066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.2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.21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.219cm"/>
    </style:style>
    <style:style style:name="gr9" style:family="graphic" style:parent-style-name="objectwithoutfill">
      <style:graphic-properties svg:stroke-width="0.035cm" svg:stroke-color="#0000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0.256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svg:stroke-width="0.053cm" svg:stroke-color="#ce181e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2cm" fo:min-width="0.286cm"/>
    </style:style>
    <style:style style:name="gr1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7cm" fo:min-width="0.256cm"/>
    </style:style>
    <style:style style:name="gr16" style:family="graphic" style:parent-style-name="objectwithoutfill">
      <style:graphic-properties draw:stroke="dash" draw:stroke-dash="Ultrafine_20_Dashe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7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draw:stroke="solid" draw:stroke-dash="Ultra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ffff" draw:opacity="38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0000ff" style:font-name="DejaVu Sans Light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" style:family="paragraph">
      <loext:graphic-properties draw:fill="none" draw:fill-color="#ffffff"/>
      <style:text-properties fo:color="#000000" style:font-name="DejaVu Sans Light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6" style:family="paragraph">
      <loext:graphic-properties draw:fill="none" draw:fill-color="#ffffff"/>
      <style:text-properties fo:color="#006600" style:font-name="LM Roman 10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7" style:family="paragraph">
      <loext:graphic-properties draw:fill="none" draw:fill-color="#ffffff"/>
      <style:text-properties fo:color="#006600" style:font-name="LM Roman 10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8" style:family="paragraph">
      <loext:graphic-properties draw:fill="none" draw:fill-color="#ffffff"/>
      <style:text-properties fo:color="#ce181e" style:font-name="LM Roman 10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9" style:family="paragraph">
      <style:text-properties fo:color="#000000"/>
    </style:style>
    <style:style style:name="P10" style:family="paragraph">
      <loext:graphic-properties draw:fill="none" draw:fill-color="#ffffff"/>
      <style:text-properties fo:color="#000000" style:font-name="LM Roman 10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1" style:family="paragraph">
      <loext:graphic-properties draw:fill-color="#ffffff"/>
    </style:style>
    <style:style style:name="T1" style:family="text">
      <style:text-properties fo:color="#0000ff" style:font-name="DejaVu Sans Light1" fo:font-size="10pt" fo:font-style="italic" fo:font-weight="bold" style:font-name-asian="Liberation Sans1" style:font-size-asian="10pt" style:font-style-asian="italic" style:font-weight-asian="bold" style:font-name-complex="Liberation Sans1" style:font-size-complex="10pt" style:font-style-complex="italic" style:font-weight-complex="bold"/>
    </style:style>
    <style:style style:name="T2" style:family="text">
      <style:text-properties fo:color="#000000" style:font-name="DejaVu Sans Light" fo:font-size="10pt" fo:font-style="italic" fo:font-weight="bold" style:font-name-asian="DejaVu Sans Light" style:font-size-asian="10pt" style:font-style-asian="italic" style:font-weight-asian="bold" style:font-name-complex="DejaVu Sans Light" style:font-size-complex="10pt" style:font-style-complex="italic" style:font-weight-complex="bold"/>
    </style:style>
    <style:style style:name="T3" style:family="text">
      <style:text-properties fo:color="#006600" style:font-name="DejaVu Sans Light" fo:font-size="10pt" fo:font-style="italic" fo:font-weight="bold" style:font-name-asian="DejaVu Sans Light" style:font-size-asian="10pt" style:font-style-asian="italic" style:font-weight-asian="bold" style:font-name-complex="DejaVu Sans Light" style:font-size-complex="10pt" style:font-style-complex="italic" style:font-weight-complex="bold"/>
    </style:style>
    <style:style style:name="T4" style:family="text">
      <style:text-properties fo:color="#006600" style:font-name="LM Roman 101" fo:font-size="14pt" fo:font-style="italic" fo:font-weight="bold" style:font-name-asian="DejaVu Sans Light" style:font-size-asian="14pt" style:font-style-asian="italic" style:font-weight-asian="bold" style:font-name-complex="DejaVu Sans Light" style:font-size-complex="14pt" style:font-style-complex="italic" style:font-weight-complex="bold"/>
    </style:style>
    <style:style style:name="T5" style:family="text">
      <style:text-properties fo:color="#ce181e" style:font-name="LM Roman 101" fo:font-size="14pt" fo:font-style="italic" fo:font-weight="bold" style:font-name-asian="DejaVu Sans Light" style:font-size-asian="14pt" style:font-style-asian="italic" style:font-weight-asian="bold" style:font-name-complex="DejaVu Sans Light" style:font-size-complex="14pt" style:font-style-complex="italic" style:font-weight-complex="bold"/>
    </style:style>
    <style:style style:name="T6" style:family="text">
      <style:text-properties fo:color="#000000" style:font-name="LM Roman 101" fo:font-size="14pt" fo:font-style="italic" fo:font-weight="bold" style:font-name-asian="DejaVu Sans Light" style:font-size-asian="14pt" style:font-style-asian="italic" style:font-weight-asian="bold" style:font-name-complex="DejaVu Sans Light" style:font-size-complex="14pt" style:font-style-complex="italic" style:font-weight-complex="bold"/>
    </style:style>
    <style:style style:name="T7" style:family="text">
      <style:text-properties fo:color="#000000" style:font-name="LM Roman 10" fo:font-size="14pt" fo:font-style="italic" fo:font-weight="bold" style:font-name-asian="LM Roman 10" style:font-size-asian="14pt" style:font-style-asian="italic" style:font-weight-asian="bold" style:font-name-complex="LM Roman 10" style:font-size-complex="1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4.892cm" svg:height="7.112cm" svg:x="1.269cm" svg:y="4.3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4.892cm" svg:height="3.556cm" svg:x="1.269cm" svg:y="7.8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85cm" svg:height="12.192cm" draw:transform="skewX (0.000174532925199432) rotate (0.552222175331006) translate (9.418cm 2.26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3" draw:layer="layout" svg:x1="10.395cm" svg:y1="1.675cm" svg:x2="16.785cm" svg:y2="12.047cm">
          <text:p/>
        </draw:line>
        <draw:line draw:style-name="gr5" draw:text-style-name="P3" draw:layer="layout" svg:x1="10.381cm" svg:y1="1.67cm" svg:x2="10.381cm" svg:y2="7.873cm">
          <text:p/>
        </draw:line>
        <draw:frame draw:style-name="gr6" draw:text-style-name="P4" draw:layer="layout" svg:width="0.735cm" svg:height="0.662cm" svg:x="11.241cm" svg:y="1.725cm">
          <draw:text-box>
            <text:p><text:span text:style-name="T1">α</text:span></text:p>
          </draw:text-box>
        </draw:frame>
        <draw:frame draw:style-name="gr7" draw:text-style-name="P5" draw:layer="layout" svg:width="0.718cm" svg:height="0.662cm" svg:x="10.177cm" svg:y="2.154cm">
          <draw:text-box>
            <text:p><text:span text:style-name="T2">δ</text:span></text:p>
          </draw:text-box>
        </draw:frame>
        <draw:frame draw:style-name="gr8" draw:text-style-name="P6" draw:layer="layout" svg:width="0.726cm" svg:height="0.662cm" svg:x="15.583cm" svg:y="10.916cm">
          <draw:text-box>
            <text:p><text:span text:style-name="T3">β</text:span></text:p>
          </draw:text-box>
        </draw:frame>
        <draw:line draw:style-name="gr9" draw:text-style-name="P3" draw:layer="layout" svg:x1="11.491cm" svg:y1="2.168cm" svg:x2="11.056cm" svg:y2="2.676cm">
          <text:p/>
        </draw:line>
        <draw:frame draw:style-name="gr10" draw:text-style-name="P7" draw:layer="layout" svg:width="0.764cm" svg:height="0.971cm" svg:x="9.652cm" svg:y="5.444cm">
          <draw:text-box>
            <text:p><text:span text:style-name="T4">k</text:span></text:p>
          </draw:text-box>
        </draw:frame>
        <draw:line draw:style-name="gr11" draw:text-style-name="P3" draw:layer="layout" svg:x1="10.413cm" svg:y1="7.873cm" svg:x2="15.076cm" svg:y2="7.873cm">
          <text:p/>
        </draw:line>
        <draw:line draw:style-name="gr12" draw:text-style-name="P3" draw:layer="layout" svg:x1="10.395cm" svg:y1="1.675cm" svg:x2="13.595cm" svg:y2="6.927cm">
          <text:p/>
        </draw:line>
        <draw:frame draw:style-name="gr13" draw:text-style-name="P8" draw:layer="layout" svg:width="2.541cm" svg:height="0.972cm" svg:x="12.954cm" svg:y="5.08cm">
          <draw:text-box>
            <text:p><text:span text:style-name="T5">½</text:span><text:span text:style-name="T5"> </text:span><text:span text:style-name="T5">a</text:span><text:span text:style-name="T5">p</text:span><text:span text:style-name="T5">e</text:span><text:span text:style-name="T5">x</text:span></text:p>
          </draw:text-box>
        </draw:frame>
        <draw:line draw:style-name="gr9" draw:text-style-name="P3" draw:layer="layout" svg:x1="11.491cm" svg:y1="2.168cm" svg:x2="11.175cm" svg:y2="3.166cm">
          <text:p/>
        </draw:line>
        <draw:line draw:style-name="gr14" draw:text-style-name="P3" draw:layer="layout" svg:x1="13.595cm" svg:y1="6.927cm" svg:x2="13.595cm" svg:y2="7.882cm">
          <text:p/>
        </draw:line>
        <draw:frame draw:style-name="gr8" draw:text-style-name="P6" draw:layer="layout" svg:width="0.726cm" svg:height="0.662cm" svg:x="13.462cm" svg:y="7.366cm">
          <draw:text-box>
            <text:p><text:span text:style-name="T3">β</text:span></text:p>
          </draw:text-box>
        </draw:frame>
        <draw:frame draw:style-name="gr15" draw:text-style-name="P10" draw:layer="layout" svg:width="1.272cm" svg:height="0.971cm" svg:x="10.266cm" svg:y="4.417cm">
          <draw:text-box>
            <text:p text:style-name="P9"><text:span text:style-name="T6">k</text:span><text:span text:style-name="T6">’</text:span></text:p>
          </draw:text-box>
        </draw:frame>
        <draw:line draw:style-name="gr16" draw:text-style-name="P3" draw:layer="layout" svg:x1="10.414cm" svg:y1="6.937cm" svg:x2="13.595cm" svg:y2="6.927cm">
          <text:p/>
        </draw:line>
        <draw:line draw:style-name="gr17" draw:text-style-name="P3" draw:layer="layout" svg:x1="10.417cm" svg:y1="1.671cm" svg:x2="10.417cm" svg:y2="6.927cm">
          <text:p/>
        </draw:line>
        <draw:frame draw:style-name="gr15" draw:text-style-name="P10" draw:layer="layout" svg:width="1.272cm" svg:height="0.971cm" svg:x="12.446cm" svg:y="6.858cm">
          <draw:text-box>
            <text:p text:style-name="P9"><text:span text:style-name="T7">Δ</text:span><text:span text:style-name="T6">z</text:span></text:p>
          </draw:text-box>
        </draw:frame>
        <draw:frame draw:style-name="gr15" draw:text-style-name="P10" draw:layer="layout" svg:width="1.272cm" svg:height="0.971cm" svg:x="13.346cm" svg:y="7.659cm">
          <draw:text-box>
            <text:p text:style-name="P9"><text:span text:style-name="T7">Δ</text:span><text:span text:style-name="T6">x</text:span></text:p>
          </draw:text-box>
        </draw:frame>
        <draw:line draw:style-name="gr18" draw:text-style-name="P3" draw:layer="layout" svg:x1="13.595cm" svg:y1="7.872cm" svg:x2="14.21cm" svg:y2="7.872cm">
          <text:p/>
        </draw:line>
        <presentation:notes draw:style-name="dp2">
          <draw:page-thumbnail draw:style-name="gr19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Roman 10" svg:font-family="'LM Roman 10'"/>
    <style:font-face style:name="DejaVu Sans Light" svg:font-family="'DejaVu Sans Light'" style:font-family-generic="swiss"/>
    <style:font-face style:name="Liberation Sans1" svg:font-family="'Liberation Sans'" style:font-family-generic="swiss"/>
    <style:font-face style:name="LM Roman 101" svg:font-family="'LM Roman 10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1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draw:frame presentation:style-name="Default-title" draw:layer="backgroundobjects" svg:width="25.199cm" svg:height="2.629cm" svg:x="1.399cm" svg:y="0.627cm" presentation:class="title" presentation:placeholder="true">
        <draw:text-box/>
      </draw:frame>
      <draw:frame presentation:style-name="Default-outline1" draw:layer="backgroundobjects" svg:width="25.199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9T10:18:30.077935635</meta:creation-date>
    <dc:date>2018-06-29T11:58:10.910336001</dc:date>
    <meta:editing-duration>PT59M8S</meta:editing-duration>
    <meta:editing-cycles>13</meta:editing-cycles>
    <meta:generator>LibreOffice/6.0.4.2$Linux_X86_64 LibreOffice_project/00m0$Build-2</meta:generator>
    <meta:document-statistic meta:object-count="45"/>
  </office:meta>
</office:document-meta>
</file>